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issanthemos:calt&amp;dlig&amp;hist&amp;liga&amp;titl&amp;kern" svg:font-family="Cissanthemos:calt&amp;dlig&amp;hist&amp;liga&amp;titl&amp;kern" style:font-adornments="Regular" style:font-pitch="variable"/>
    <style:font-face style:name="Cissanthemos:calt&amp;dlig&amp;hist&amp;liga&amp;titl&amp;kern&amp;ss05" svg:font-family="Cissanthemos:calt&amp;dlig&amp;hist&amp;liga&amp;titl&amp;kern&amp;ss05" style:font-pitch="variable"/>
    <style:font-face style:name="Cissanthemos:calt&amp;dlig&amp;hist&amp;liga&amp;titl&amp;kern&amp;ss06" svg:font-family="Cissanthemos:calt&amp;dlig&amp;hist&amp;liga&amp;titl&amp;kern&amp;ss06" style:font-pitch="variable"/>
    <style:font-face style:name="Cissanthemos:calt&amp;hist&amp;liga&amp;kern" svg:font-family="Cissanthemos:calt&amp;hist&amp;liga&amp;kern" style:font-adornments="Regular" style:font-pitch="variable"/>
    <style:font-face style:name="Cissanthemos:calt&amp;hist&amp;liga&amp;kern&amp;ss03" svg:font-family="Cissanthemos:calt&amp;hist&amp;liga&amp;kern&amp;ss03" style:font-pitch="variable"/>
    <style:font-face style:name="Cissanthemos:calt&amp;hist&amp;liga&amp;kern&amp;ss03&amp;salt" svg:font-family="Cissanthemos:calt&amp;hist&amp;liga&amp;kern&amp;ss03&amp;salt" style:font-pitch="variable"/>
    <style:font-face style:name="Cissanthemos:calt&amp;hist&amp;liga&amp;kern&amp;ss03&amp;ss02" svg:font-family="Cissanthemos:calt&amp;hist&amp;liga&amp;kern&amp;ss03&amp;ss02" style:font-pitch="variable"/>
    <style:font-face style:name="Cissanthemos:calt&amp;hist&amp;liga&amp;kern&amp;ss03&amp;swsh" svg:font-family="Cissanthemos:calt&amp;hist&amp;liga&amp;kern&amp;ss03&amp;swsh" style:font-pitch="variable"/>
    <style:font-face style:name="Cissanthemos:calt&amp;hist&amp;liga&amp;kern&amp;ss04" svg:font-family="Cissanthemos:calt&amp;hist&amp;liga&amp;kern&amp;ss04" style:font-pitch="variable"/>
    <style:font-face style:name="Cissanthemos:calt&amp;hist&amp;liga&amp;kern&amp;ss04&amp;salt" svg:font-family="Cissanthemos:calt&amp;hist&amp;liga&amp;kern&amp;ss04&amp;salt" style:font-pitch="variable"/>
    <style:font-face style:name="Cissanthemos:calt&amp;hist&amp;liga&amp;kern&amp;ss04&amp;salt&amp;swsh" svg:font-family="Cissanthemos:calt&amp;hist&amp;liga&amp;kern&amp;ss04&amp;salt&amp;swsh" style:font-pitch="variable"/>
    <style:font-face style:name="Cissanthemos:calt&amp;hist&amp;liga&amp;kern&amp;ss06" svg:font-family="Cissanthemos:calt&amp;hist&amp;liga&amp;kern&amp;ss06" style:font-pitch="variable"/>
    <style:font-face style:name="Cissanthemos:calt&amp;hist&amp;liga&amp;kern&amp;ss06&amp;ss06" svg:font-family="Cissanthemos:calt&amp;hist&amp;liga&amp;kern&amp;ss06&amp;ss06" style:font-pitch="variable"/>
    <style:font-face style:name="Cissanthemos:calt&amp;liga&amp;kern" svg:font-family="Cissanthemos:calt&amp;liga&amp;kern" style:font-pitch="variable"/>
    <style:font-face style:name="Cissanthemos:calt&amp;liga&amp;kern&amp;ss03" svg:font-family="Cissanthemos:calt&amp;liga&amp;kern&amp;ss03" style:font-pitch="variable"/>
    <style:font-face style:name="Cissanthemos:calt&amp;liga&amp;kern&amp;ss04" svg:font-family="Cissanthemos:calt&amp;liga&amp;kern&amp;ss04" style:font-pitch="variable"/>
    <style:font-face style:name="Cissanthemos:calt&amp;liga&amp;kern&amp;ss06" svg:font-family="Cissanthemos:calt&amp;liga&amp;kern&amp;ss06" style:font-pitch="variable"/>
    <style:font-face style:name="Cissanthemos:calt&amp;liga&amp;kern&amp;titl" svg:font-family="Cissanthemos:calt&amp;liga&amp;kern&amp;titl" style:font-pitch="variable"/>
    <style:font-face style:name="Cissanthemos:calt&amp;liga&amp;kern&amp;titl&amp;salt" svg:font-family="Cissanthemos:calt&amp;liga&amp;kern&amp;titl&amp;salt" style:font-pitch="variable"/>
    <style:font-face style:name="Cissanthemos:calt&amp;liga&amp;kern&amp;titl&amp;ss05" svg:font-family="Cissanthemos:calt&amp;liga&amp;kern&amp;titl&amp;ss05" style:font-pitch="variable"/>
    <style:font-face style:name="Cissanthemos:dlig" svg:font-family="Cissanthemos:dlig" style:font-pitch="variable"/>
    <style:font-face style:name="Cissanthemos:dlig&amp;hist&amp;ss12" svg:font-family="Cissanthemos:dlig&amp;hist&amp;ss12" style:font-pitch="variable"/>
    <style:font-face style:name="Cissanthemos:dlig&amp;titl" svg:font-family="Cissanthemos:dlig&amp;titl" style:font-pitch="variable"/>
    <style:font-face style:name="Cissanthemos:dlig&amp;titl&amp;salt" svg:font-family="Cissanthemos:dlig&amp;titl&amp;salt" style:font-pitch="variable"/>
    <style:font-face style:name="Cissanthemos:salt" svg:font-family="Cissanthemos:salt" style:font-pitch="variable"/>
    <style:font-face style:name="Cissanthemos:salt&amp;ss12" svg:font-family="Cissanthemos:salt&amp;ss12" style:font-pitch="variable"/>
    <style:font-face style:name="Cissanthemos:salt&amp;titl" svg:font-family="Cissanthemos:salt&amp;titl" style:font-pitch="variable"/>
    <style:font-face style:name="Cissanthemos:salt=2" svg:font-family="Cissanthemos:salt=2" style:font-pitch="variable"/>
    <style:font-face style:name="Cissanthemos:salt=2&amp;titl" svg:font-family="Cissanthemos:salt=2&amp;titl" style:font-pitch="variable"/>
    <style:font-face style:name="Cissanthemos:salt=3" svg:font-family="Cissanthemos:salt=3" style:font-pitch="variable"/>
    <style:font-face style:name="Cissanthemos:ss03" svg:font-family="Cissanthemos:ss03" style:font-pitch="variable"/>
    <style:font-face style:name="Cissanthemos:ss04" svg:font-family="Cissanthemos:ss04" style:font-pitch="variable"/>
    <style:font-face style:name="Cissanthemos:ss12&amp;ss04" svg:font-family="Cissanthemos:ss12&amp;ss04" style:font-pitch="variable"/>
    <style:font-face style:name="Cissanthemos:ss12&amp;ss05" svg:font-family="Cissanthemos:ss12&amp;ss05" style:font-pitch="variable"/>
    <style:font-face style:name="Cissanthemos:swsh" svg:font-family="Cissanthemos:swsh" style:font-pitch="variable"/>
    <style:font-face style:name="Cissanthemos:swsh&amp;salt" svg:font-family="Cissanthemos:swsh&amp;salt" style:font-pitch="variable"/>
    <style:font-face style:name="Cissanthemos:titl" svg:font-family="Cissanthemos:titl" style:font-pitch="variable"/>
    <style:font-face style:name="Cissanthemos:titl1" svg:font-family="Cissanthemos:titl" style:font-adornments="Regular" style:font-pitch="variable"/>
    <style:font-face style:name="ElstobD" svg:font-family="ElstobD" style:font-pitch="variable"/>
    <style:font-face style:name="ElstobZ" svg:font-family="ElstobZ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2164f"/>
    </style:style>
    <style:style style:name="P2" style:family="paragraph" style:parent-style-name="Text_20_body">
      <style:text-properties style:font-name="Cissanthemos:titl1" officeooo:paragraph-rsid="0012164f"/>
    </style:style>
    <style:style style:name="P3" style:family="paragraph" style:parent-style-name="Text_20_body">
      <style:text-properties officeooo:paragraph-rsid="0013b5b6"/>
    </style:style>
    <style:style style:name="P4" style:family="paragraph" style:parent-style-name="Text_20_body">
      <style:paragraph-properties fo:margin-left="0in" fo:margin-right="0in" fo:text-indent="0in" style:auto-text-indent="false"/>
    </style:style>
    <style:style style:name="P5" style:family="paragraph" style:parent-style-name="Text_20_body">
      <style:paragraph-properties fo:margin-left="0in" fo:margin-right="0in" fo:text-indent="0in" style:auto-text-indent="false"/>
      <style:text-properties fo:color="#50200c" loext:opacity="100%" style:font-name="Cissanthemos:calt&amp;liga&amp;kern"/>
    </style:style>
    <style:style style:name="P6" style:family="paragraph" style:parent-style-name="Text_20_body">
      <style:paragraph-properties fo:margin-left="0in" fo:margin-right="0in" fo:text-indent="0in" style:auto-text-indent="false"/>
      <style:text-properties style:font-name="Cissanthemos:calt&amp;liga&amp;kern"/>
    </style:style>
    <style:style style:name="P7" style:family="paragraph" style:parent-style-name="Title">
      <style:text-properties fo:color="#106802" loext:opacity="100%" style:font-name="Cissanthemos:calt&amp;dlig&amp;hist&amp;liga&amp;titl&amp;kern&amp;ss06"/>
    </style:style>
    <style:style style:name="P8" style:family="paragraph" style:parent-style-name="Frame_20_contents">
      <style:text-properties style:font-name="ElstobD" officeooo:rsid="002306f9" officeooo:paragraph-rsid="00246cdf"/>
    </style:style>
    <style:style style:name="P9" style:family="paragraph" style:parent-style-name="Frame_20_contents">
      <style:text-properties style:font-name="ElstobD" officeooo:rsid="0020af61" officeooo:paragraph-rsid="0020af61"/>
    </style:style>
    <style:style style:name="P10" style:family="paragraph" style:parent-style-name="Frame_20_contents">
      <style:text-properties style:font-name="ElstobD" officeooo:rsid="001ec793" officeooo:paragraph-rsid="001ec793"/>
    </style:style>
    <style:style style:name="P11" style:family="paragraph" style:parent-style-name="Frame_20_contents">
      <style:text-properties style:font-name="ElstobD" officeooo:rsid="0029e788" officeooo:paragraph-rsid="0029e788"/>
    </style:style>
    <style:style style:name="P12" style:family="paragraph" style:parent-style-name="Frame_20_contents">
      <style:text-properties style:font-name="ElstobD" officeooo:rsid="001db487" officeooo:paragraph-rsid="001db487"/>
    </style:style>
    <style:style style:name="P13" style:family="paragraph" style:parent-style-name="Frame_20_contents">
      <style:text-properties style:font-name="ElstobD" officeooo:rsid="001bed0c" officeooo:paragraph-rsid="001bed0c"/>
    </style:style>
    <style:style style:name="P14" style:family="paragraph" style:parent-style-name="Frame_20_contents">
      <style:text-properties style:font-name="ElstobD" officeooo:rsid="001b78ee" officeooo:paragraph-rsid="001b78ee"/>
    </style:style>
    <style:style style:name="P15" style:family="paragraph" style:parent-style-name="Frame_20_contents">
      <style:text-properties style:font-name="ElstobD" officeooo:rsid="001ae2da" officeooo:paragraph-rsid="001ae2da"/>
    </style:style>
    <style:style style:name="P16" style:family="paragraph" style:parent-style-name="Frame_20_contents">
      <style:text-properties style:font-name="ElstobD" officeooo:rsid="0019e9cf" officeooo:paragraph-rsid="0019e9cf"/>
    </style:style>
    <style:style style:name="P17" style:family="paragraph" style:parent-style-name="Frame_20_contents">
      <style:paragraph-properties fo:text-align="start" style:justify-single-word="false"/>
      <style:text-properties style:font-name="ElstobD" officeooo:rsid="0019e9cf" officeooo:paragraph-rsid="0019e9cf"/>
    </style:style>
    <style:style style:name="P18" style:family="paragraph" style:parent-style-name="Frame_20_contents">
      <style:text-properties style:font-name="ElstobD" officeooo:rsid="002a4c45" officeooo:paragraph-rsid="002a4c45"/>
    </style:style>
    <style:style style:name="P19" style:family="paragraph" style:parent-style-name="Body_20_Text_20_Elstob">
      <style:text-properties officeooo:rsid="0039ab8f" officeooo:paragraph-rsid="0039ab8f"/>
    </style:style>
    <style:style style:name="P20" style:family="paragraph" style:parent-style-name="Body_20_Text_20_Elstob">
      <style:text-properties officeooo:rsid="0039ab8f" officeooo:paragraph-rsid="003ffe6e"/>
    </style:style>
    <style:style style:name="P21" style:family="paragraph" style:parent-style-name="Body_20_Text_20_Elstob">
      <style:text-properties officeooo:rsid="003ae428" officeooo:paragraph-rsid="003ae428"/>
    </style:style>
    <style:style style:name="P22" style:family="paragraph" style:parent-style-name="Body_20_Text_20_Elstob">
      <style:text-properties officeooo:paragraph-rsid="003c8222"/>
    </style:style>
    <style:style style:name="P23" style:family="paragraph" style:parent-style-name="Body_20_Text_20_Elstob">
      <style:text-properties officeooo:rsid="003c8222" officeooo:paragraph-rsid="003c8222"/>
    </style:style>
    <style:style style:name="P24" style:family="paragraph" style:parent-style-name="Body_20_Text_20_Elstob">
      <style:text-properties officeooo:rsid="003ee744" officeooo:paragraph-rsid="003ee744"/>
    </style:style>
    <style:style style:name="P25" style:family="paragraph" style:parent-style-name="Body_20_Text_20_Elstob">
      <style:text-properties officeooo:rsid="003f4053" officeooo:paragraph-rsid="003f4053"/>
    </style:style>
    <style:style style:name="P26" style:family="paragraph" style:parent-style-name="Body_20_Text_20_Elstob">
      <style:text-properties officeooo:rsid="003f4053" officeooo:paragraph-rsid="004cd693"/>
    </style:style>
    <style:style style:name="P27" style:family="paragraph" style:parent-style-name="Body_20_Text_20_Elstob">
      <style:text-properties officeooo:paragraph-rsid="003f4053"/>
    </style:style>
    <style:style style:name="P28" style:family="paragraph" style:parent-style-name="Text_20_body">
      <style:text-properties style:font-name="Cissanthemos:calt&amp;hist&amp;liga&amp;kern&amp;ss04"/>
    </style:style>
    <style:style style:name="P29" style:family="paragraph" style:parent-style-name="Text_20_body">
      <style:text-properties style:font-name="Cissanthemos:calt&amp;hist&amp;liga&amp;kern&amp;ss04" officeooo:paragraph-rsid="0012164f"/>
    </style:style>
    <style:style style:name="P30" style:family="paragraph" style:parent-style-name="Text_20_body">
      <style:text-properties style:font-name="Cissanthemos:calt&amp;hist&amp;liga&amp;kern&amp;ss04" officeooo:paragraph-rsid="0013b5b6"/>
    </style:style>
    <style:style style:name="P31" style:family="paragraph" style:parent-style-name="Text_20_body">
      <style:text-properties style:font-name="Cissanthemos:calt&amp;hist&amp;liga&amp;kern&amp;ss03" officeooo:paragraph-rsid="0012164f"/>
    </style:style>
    <style:style style:name="P32" style:family="paragraph" style:parent-style-name="Text_20_body">
      <style:text-properties style:font-name="Cissanthemos:calt&amp;hist&amp;liga&amp;kern&amp;ss03" officeooo:paragraph-rsid="0013b5b6"/>
    </style:style>
    <style:style style:name="P33" style:family="paragraph" style:parent-style-name="Body_20_Text_20_Elstob">
      <style:text-properties officeooo:rsid="003d9b59" officeooo:paragraph-rsid="00580ab3"/>
    </style:style>
    <style:style style:name="P34" style:family="paragraph" style:parent-style-name="Text_20_body" style:master-page-name="">
      <style:paragraph-properties style:page-number="auto">
        <style:drop-cap style:lines="2" style:style-name="Drop"/>
      </style:paragraph-properties>
    </style:style>
    <style:style style:name="P35" style:family="paragraph" style:parent-style-name="Body_20_Text_20_Elstob">
      <style:text-properties officeooo:paragraph-rsid="003f4053"/>
    </style:style>
    <style:style style:name="P36" style:family="paragraph" style:parent-style-name="Heading_20_1">
      <style:text-properties fo:color="#023f62" loext:opacity="100%" style:font-name="Cissanthemos:calt&amp;hist&amp;liga&amp;kern&amp;ss06" officeooo:paragraph-rsid="0012164f"/>
    </style:style>
    <style:style style:name="P37" style:family="paragraph" style:parent-style-name="Heading_20_1">
      <style:text-properties fo:color="#023f62" loext:opacity="100%" style:font-name="Cissanthemos:calt&amp;hist&amp;liga&amp;kern&amp;ss06"/>
    </style:style>
    <style:style style:name="P38" style:family="paragraph" style:parent-style-name="Heading_20_1">
      <style:text-properties fo:color="#876900" loext:opacity="100%" style:font-name="Cissanthemos:calt&amp;hist&amp;liga&amp;kern&amp;ss06"/>
    </style:style>
    <style:style style:name="P39" style:family="paragraph" style:parent-style-name="Heading_20_1">
      <style:text-properties fo:color="#876900" loext:opacity="100%" style:font-name="Cissanthemos:calt&amp;hist&amp;liga&amp;kern&amp;ss06&amp;ss06"/>
    </style:style>
    <style:style style:name="P40" style:family="paragraph" style:parent-style-name="Heading_20_1">
      <style:paragraph-properties fo:margin-left="0in" fo:text-align="start" style:justify-single-word="false" fo:break-before="page"/>
    </style:style>
    <style:style style:name="T1" style:family="text">
      <style:text-properties officeooo:rsid="0013b5b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b487" style:font-weight-asian="bold" style:font-weight-complex="bold"/>
    </style:style>
    <style:style style:name="T4" style:family="text">
      <style:text-properties fo:font-weight="bold" officeooo:rsid="00246cdf" style:font-weight-asian="bold" style:font-weight-complex="bold"/>
    </style:style>
    <style:style style:name="T5" style:family="text">
      <style:text-properties fo:font-weight="bold" officeooo:rsid="0029e788" style:font-weight-asian="bold" style:font-weight-complex="bold"/>
    </style:style>
    <style:style style:name="T6" style:family="text">
      <style:text-properties fo:font-weight="bold" officeooo:rsid="002a4c45" style:font-weight-asian="bold" style:font-weight-complex="bold"/>
    </style:style>
    <style:style style:name="T7" style:family="text">
      <style:text-properties fo:font-weight="bold" officeooo:rsid="003ee744" style:font-weight-asian="bold" style:font-weight-complex="bold"/>
    </style:style>
    <style:style style:name="T8" style:family="text">
      <style:text-properties fo:font-weight="bold" officeooo:rsid="003c8222" style:font-weight-asian="bold" style:font-weight-complex="bold"/>
    </style:style>
    <style:style style:name="T9" style:family="text">
      <style:text-properties fo:font-weight="bold" officeooo:rsid="004ad9aa" style:font-weight-asian="bold" style:font-weight-complex="bold"/>
    </style:style>
    <style:style style:name="T10" style:family="text">
      <style:text-properties fo:font-weight="bold" officeooo:rsid="004cd693" style:font-weight-asian="bold" style:font-weight-complex="bold"/>
    </style:style>
    <style:style style:name="T11" style:family="text">
      <style:text-properties fo:font-weight="bold" officeooo:rsid="0052a6e7" style:font-weight-asian="bold" style:font-weight-complex="bold"/>
    </style:style>
    <style:style style:name="T12" style:family="text">
      <style:text-properties fo:font-weight="bold" officeooo:rsid="005acbe7" style:font-weight-asian="bold" style:font-weight-complex="bold"/>
    </style:style>
    <style:style style:name="T13" style:family="text">
      <style:text-properties fo:font-weight="bold" officeooo:rsid="005ea88d" style:font-weight-asian="bold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29e788" style:font-style-asian="italic" style:font-style-complex="italic"/>
    </style:style>
    <style:style style:name="T16" style:family="text">
      <style:text-properties fo:font-style="italic" officeooo:rsid="001db487" style:font-style-asian="italic" style:font-style-complex="italic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officeooo:rsid="001db487"/>
    </style:style>
    <style:style style:name="T19" style:family="text">
      <style:text-properties officeooo:rsid="0023c253"/>
    </style:style>
    <style:style style:name="T20" style:family="text">
      <style:text-properties officeooo:rsid="00246cdf"/>
    </style:style>
    <style:style style:name="T21" style:family="text">
      <style:text-properties officeooo:rsid="0024a1c5"/>
    </style:style>
    <style:style style:name="T22" style:family="text">
      <style:text-properties officeooo:rsid="0024f33b"/>
    </style:style>
    <style:style style:name="T23" style:family="text">
      <style:text-properties style:font-name="Cissanthemos:calt&amp;liga&amp;kern&amp;titl"/>
    </style:style>
    <style:style style:name="T24" style:family="text">
      <style:text-properties officeooo:rsid="0028ad0a"/>
    </style:style>
    <style:style style:name="T25" style:family="text">
      <style:text-properties officeooo:rsid="0029e788"/>
    </style:style>
    <style:style style:name="T26" style:family="text">
      <style:text-properties officeooo:rsid="002a4c45"/>
    </style:style>
    <style:style style:name="T27" style:family="text">
      <style:text-properties style:font-name="Cissanthemos:calt&amp;dlig&amp;hist&amp;liga&amp;titl&amp;kern&amp;ss05"/>
    </style:style>
    <style:style style:name="T28" style:family="text">
      <style:text-properties style:font-name="Cissanthemos:calt&amp;dlig&amp;hist&amp;liga&amp;titl&amp;kern&amp;ss05" officeooo:rsid="0013b5b6"/>
    </style:style>
    <style:style style:name="T29" style:family="text">
      <style:text-properties style:font-name="Cissanthemos:calt&amp;dlig&amp;hist&amp;liga&amp;titl&amp;kern&amp;ss05" officeooo:rsid="001567c5"/>
    </style:style>
    <style:style style:name="T30" style:family="text">
      <style:text-properties style:font-name="Cissanthemos:calt&amp;hist&amp;liga&amp;kern&amp;ss03"/>
    </style:style>
    <style:style style:name="T31" style:family="text">
      <style:text-properties style:font-name="Cissanthemos:calt&amp;hist&amp;liga&amp;kern&amp;ss03" officeooo:rsid="001ec793"/>
    </style:style>
    <style:style style:name="T32" style:family="text">
      <style:text-properties style:font-name="Cissanthemos:calt&amp;hist&amp;liga&amp;kern&amp;ss04"/>
    </style:style>
    <style:style style:name="T33" style:family="text">
      <style:text-properties style:font-name="Cissanthemos:calt&amp;hist&amp;liga&amp;kern&amp;ss04" officeooo:rsid="00246cdf"/>
    </style:style>
    <style:style style:name="T34" style:family="text">
      <style:text-properties officeooo:rsid="001ec793"/>
    </style:style>
    <style:style style:name="T35" style:family="text">
      <style:text-properties officeooo:rsid="0039ab8f"/>
    </style:style>
    <style:style style:name="T36" style:family="text">
      <style:text-properties officeooo:rsid="003c8222"/>
    </style:style>
    <style:style style:name="T37" style:family="text">
      <style:text-properties officeooo:rsid="003ee744"/>
    </style:style>
    <style:style style:name="T38" style:family="text">
      <style:text-properties officeooo:rsid="003f4053"/>
    </style:style>
    <style:style style:name="T39" style:family="text">
      <style:text-properties style:font-name="Cissanthemos:ss03" fo:font-size="12pt" fo:letter-spacing="0.0138in" officeooo:rsid="003ffe6e" style:font-size-asian="12pt" style:font-size-complex="12pt"/>
    </style:style>
    <style:style style:name="T40" style:family="text">
      <style:text-properties style:font-name="ElstobD"/>
    </style:style>
    <style:style style:name="T41" style:family="text">
      <style:text-properties style:font-name="ElstobD" fo:font-size="14pt" officeooo:rsid="003ffe6e" style:font-size-asian="14pt" style:font-size-complex="14pt"/>
    </style:style>
    <style:style style:name="T42" style:family="text">
      <style:text-properties style:font-name="ElstobD" officeooo:rsid="00580ab3"/>
    </style:style>
    <style:style style:name="T43" style:family="text">
      <style:text-properties style:font-name="ElstobD" fo:font-weight="bold" officeooo:rsid="00580ab3" style:font-weight-asian="bold" style:font-weight-complex="bold"/>
    </style:style>
    <style:style style:name="T44" style:family="text">
      <style:text-properties style:font-name="ElstobD" officeooo:rsid="005473f5"/>
    </style:style>
    <style:style style:name="T45" style:family="text">
      <style:text-properties style:font-name="Cissanthemos:ss04" fo:font-size="12pt" fo:letter-spacing="0.0138in" officeooo:rsid="003ffe6e" style:font-size-asian="12pt" style:font-size-complex="12pt"/>
    </style:style>
    <style:style style:name="T46" style:family="text">
      <style:text-properties officeooo:rsid="0042bfc0"/>
    </style:style>
    <style:style style:name="T47" style:family="text">
      <style:text-properties style:font-name="Cissanthemos:ss12&amp;ss05" fo:letter-spacing="0.0209in" officeooo:rsid="0042bfc0"/>
    </style:style>
    <style:style style:name="T48" style:family="text">
      <style:text-properties style:font-name="Cissanthemos:titl" fo:letter-spacing="0.0138in" officeooo:rsid="0042bfc0"/>
    </style:style>
    <style:style style:name="T49" style:family="text">
      <style:text-properties fo:color="#023f62" loext:opacity="100%" style:font-name="Cissanthemos:calt&amp;liga&amp;kern&amp;ss03"/>
    </style:style>
    <style:style style:name="T50" style:family="text">
      <style:text-properties fo:color="#023f62" loext:opacity="100%" style:font-name="Cissanthemos:calt&amp;liga&amp;kern&amp;ss03" officeooo:rsid="00366501"/>
    </style:style>
    <style:style style:name="T51" style:family="text">
      <style:text-properties fo:color="#530260" loext:opacity="100%" style:font-name="Cissanthemos:calt&amp;liga&amp;kern&amp;ss06"/>
    </style:style>
    <style:style style:name="T52" style:family="text">
      <style:text-properties fo:color="#530260" loext:opacity="100%" style:font-name="Cissanthemos:calt&amp;liga&amp;kern&amp;ss03"/>
    </style:style>
    <style:style style:name="T53" style:family="text">
      <style:text-properties fo:color="#530260" loext:opacity="100%" style:font-name="Cissanthemos:calt&amp;liga&amp;kern&amp;ss03" officeooo:rsid="004550ff"/>
    </style:style>
    <style:style style:name="T54" style:family="text">
      <style:text-properties fo:color="#530260" loext:opacity="100%" style:font-name="Cissanthemos:calt&amp;liga&amp;kern&amp;titl" officeooo:rsid="00328ddc"/>
    </style:style>
    <style:style style:name="T55" style:family="text">
      <style:text-properties fo:color="#530260" loext:opacity="100%" style:font-name="Cissanthemos:calt&amp;liga&amp;kern&amp;ss04"/>
    </style:style>
    <style:style style:name="T56" style:family="text">
      <style:text-properties style:font-name="Cissanthemos:calt&amp;hist&amp;liga&amp;kern&amp;ss04&amp;salt"/>
    </style:style>
    <style:style style:name="T57" style:family="text">
      <style:text-properties style:font-name="Cissanthemos:calt&amp;hist&amp;liga&amp;kern&amp;ss04&amp;salt&amp;swsh"/>
    </style:style>
    <style:style style:name="T58" style:family="text">
      <style:text-properties style:font-name="Cissanthemos:calt&amp;hist&amp;liga&amp;kern&amp;ss03&amp;ss02"/>
    </style:style>
    <style:style style:name="T59" style:family="text">
      <style:text-properties officeooo:rsid="00485f23"/>
    </style:style>
    <style:style style:name="T60" style:family="text">
      <style:text-properties officeooo:rsid="004ad9aa"/>
    </style:style>
    <style:style style:name="T61" style:family="text">
      <style:text-properties fo:font-weight="normal" style:font-weight-asian="normal" style:font-weight-complex="normal"/>
    </style:style>
    <style:style style:name="T62" style:family="text">
      <style:text-properties fo:font-weight="normal" officeooo:rsid="004ad9aa" style:font-weight-asian="normal" style:font-weight-complex="normal"/>
    </style:style>
    <style:style style:name="T63" style:family="text">
      <style:text-properties fo:font-weight="normal" officeooo:rsid="004cd693" style:font-weight-asian="normal" style:font-weight-complex="normal"/>
    </style:style>
    <style:style style:name="T64" style:family="text">
      <style:text-properties fo:font-weight="normal" officeooo:rsid="0052a6e7" style:font-weight-asian="normal" style:font-weight-complex="normal"/>
    </style:style>
    <style:style style:name="T65" style:family="text">
      <style:text-properties fo:font-weight="normal" officeooo:rsid="005acbe7" style:font-weight-asian="normal" style:font-weight-complex="normal"/>
    </style:style>
    <style:style style:name="T66" style:family="text">
      <style:text-properties officeooo:rsid="004cd693"/>
    </style:style>
    <style:style style:name="T67" style:family="text">
      <style:text-properties style:font-name="Cissanthemos:dlig&amp;titl"/>
    </style:style>
    <style:style style:name="T68" style:family="text">
      <style:text-properties style:font-name="Cissanthemos:dlig&amp;hist&amp;ss12"/>
    </style:style>
    <style:style style:name="T69" style:family="text">
      <style:text-properties style:font-name="Cissanthemos:dlig&amp;hist&amp;ss12" officeooo:rsid="004cd693"/>
    </style:style>
    <style:style style:name="T70" style:family="text">
      <style:text-properties style:font-name="Cissanthemos:dlig&amp;titl&amp;salt"/>
    </style:style>
    <style:style style:name="T71" style:family="text">
      <style:text-properties style:font-name="Cissanthemos:dlig"/>
    </style:style>
    <style:style style:name="T72" style:family="text">
      <style:text-properties officeooo:rsid="004e12fd"/>
    </style:style>
    <style:style style:name="T73" style:family="text">
      <style:text-properties officeooo:rsid="0052a6e7"/>
    </style:style>
    <style:style style:name="T74" style:family="text">
      <style:text-properties officeooo:rsid="005473f5"/>
    </style:style>
    <style:style style:name="T75" style:family="text">
      <style:text-properties style:font-name="Cissanthemos:swsh" officeooo:rsid="005473f5"/>
    </style:style>
    <style:style style:name="T76" style:family="text">
      <style:text-properties style:font-name="Cissanthemos:salt" officeooo:rsid="005473f5"/>
    </style:style>
    <style:style style:name="T77" style:family="text">
      <style:text-properties style:font-name="Cissanthemos:salt" officeooo:rsid="00580ab3"/>
    </style:style>
    <style:style style:name="T78" style:family="text">
      <style:text-properties style:font-name="Cissanthemos:salt=2" officeooo:rsid="005473f5"/>
    </style:style>
    <style:style style:name="T79" style:family="text">
      <style:text-properties style:font-name="Cissanthemos:salt=3" officeooo:rsid="005473f5"/>
    </style:style>
    <style:style style:name="T80" style:family="text">
      <style:text-properties style:font-name="Cissanthemos:salt&amp;titl" officeooo:rsid="005473f5"/>
    </style:style>
    <style:style style:name="T81" style:family="text">
      <style:text-properties style:font-name="Cissanthemos:salt=2&amp;titl" officeooo:rsid="005473f5"/>
    </style:style>
    <style:style style:name="T82" style:family="text">
      <style:text-properties style:font-name="Cissanthemos:salt&amp;ss12" officeooo:rsid="005473f5"/>
    </style:style>
    <style:style style:name="T83" style:family="text">
      <style:text-properties officeooo:rsid="00560c9a"/>
    </style:style>
    <style:style style:name="T84" style:family="text">
      <style:text-properties style:font-name="Cissanthemos:calt&amp;liga&amp;kern&amp;titl&amp;ss05"/>
    </style:style>
    <style:style style:name="T85" style:family="text">
      <style:text-properties style:font-name="Cissanthemos:calt&amp;liga&amp;kern&amp;titl&amp;salt"/>
    </style:style>
    <style:style style:name="T86" style:family="text">
      <style:text-properties style:font-name="Cissanthemos:calt&amp;liga&amp;kern&amp;ss03"/>
    </style:style>
    <style:style style:name="T87" style:family="text">
      <style:text-properties officeooo:rsid="005ea88d"/>
    </style:style>
    <style:style style:name="T88" style:family="text">
      <style:text-properties style:font-name="Cissanthemos:swsh&amp;salt" officeooo:rsid="005ea88d"/>
    </style:style>
    <style:style style:name="T89" style:family="text">
      <style:text-properties officeooo:rsid="005fddf6"/>
    </style:style>
    <style:style style:name="T90" style:family="text">
      <style:text-properties style:font-name="Cissanthemos:calt&amp;hist&amp;liga&amp;kern&amp;ss03&amp;swsh"/>
    </style:style>
    <style:style style:name="T91" style:family="text">
      <style:text-properties style:font-name="Cissanthemos:calt&amp;hist&amp;liga&amp;kern&amp;ss03&amp;salt"/>
    </style:style>
    <style:style style:name="T92" style:family="text">
      <style:text-properties officeooo:rsid="006049b7"/>
    </style:style>
    <style:style style:name="T93" style:family="text">
      <style:text-properties officeooo:rsid="00608261"/>
    </style:style>
    <style:style style:name="fr1" style:family="graphic" style:parent-style-name="Marginalia">
      <style:graphic-properties style:vertical-pos="from-top" style:vertical-rel="paragraph" style:horizontal-pos="from-left" style:horizontal-rel="paragraph"/>
    </style:style>
    <style:style style:name="fr2" style:family="graphic" style:parent-style-name="Marginalia"/>
    <style:style style:name="fr3" style:family="graphic" style:parent-style-name="Marginalia">
      <style:graphic-properties style:vertical-pos="from-top" style:vertical-rel="paragraph" style:horizontal-pos="from-left" style:horizontal-rel="paragraph" fo:background-color="transparent" draw:fill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Marginalia" draw:name="Marginal Note" text:anchor-type="paragraph" svg:width="1.378in" draw:z-index="0"><draw:text-box fo:min-height="0.5547in"><text:p text:style-name="P17">Title has OpenType features <text:span text:style-name="T2">titl</text:span> (Titling Capitals) and <text:span text:style-name="T2">dlig</text:span> (Discretionary Ligatures)</text:p></draw:text-box></draw:frame>ALC<text:span text:style-name="T1">V</text:span>IN</text:p>
      <text:p text:style-name="Title"><text:span text:style-name="T27">CONFLICT</text:span><text:span text:style-name="T28">V</text:span><text:span text:style-name="T27">S </text:span><text:span text:style-name="T28">V</text:span><text:span text:style-name="T27">ERIS E</text:span><text:span text:style-name="T29">T</text:span><text:span text:style-name="T27"> HIEMIS</text:span> </text:p>
      <text:p text:style-name="P2"/>
      <text:p text:style-name="P34"><draw:frame draw:style-name="Marginalia" draw:name="Frame1" text:anchor-type="paragraph" svg:width="1.4in" draw:z-index="1"><draw:text-box fo:min-height="0.5563in"><text:p text:style-name="P16">All text has <text:span text:style-name="T2">hist</text:span> (Historical Forms). The Drop Cap has <text:s/><text:span text:style-name="T2">ss12</text:span> (Heavy Capitals).</text:p></draw:text-box></draw:frame><draw:frame draw:style-name="fr3" draw:name="Frame2" text:anchor-type="paragraph" svg:x="-0.011in" svg:y="0.6528in" svg:width="1.4in" draw:z-index="2"><draw:text-box fo:min-height="0.2in"><text:p text:style-name="P16">Variant form<text:span text:style-name="T21">s</text:span> of <text:span text:style-name="T17">a</text:span> and other letters applied semi-randomly.</text:p></draw:text-box></draw:frame><draw:frame draw:style-name="fr1" draw:name="Frame3" text:anchor-type="paragraph" svg:x="0in" svg:y="1.3098in" svg:width="1.4in" draw:z-index="3"><draw:text-box fo:min-height="0.2in"><text:p text:style-name="P15"><text:span text:style-name="T17">t</text:span> with flourish at line-end applied with <text:span text:style-name="T2">swsh</text:span> <text:span text:style-name="T19">(Swash).</text:span></text:p></draw:text-box></draw:frame>C<text:span text:style-name="T30">onueniunt subito cuncti de montibus altis<text:line-break/>pastores pecudum uernali luce sub umbra<text:line-break/>arborea, pariter laetas celebrare Camenas.<text:line-break/>adfuit et iuuenis Dafnis seniorque Palemon:<text:line-break/>omnes hi cuculo laudes cantare parabant.<text:line-break/>uer quoque florigero succinctus stemmate uen</text:span><text:span text:style-name="T90">it</text:span><text:span text:style-name="T30">,<text:line-break/>frigida uenit Hiems, rigidis hirsuta capillis.<text:line-break/>his certamen erat cuculi de carmine grande.<text:line-break/>uer prior adlusit ternos modulamine uersus.</text:span> </text:p>
      <text:h text:style-name="P36" text:outline-level="1"><draw:frame draw:style-name="Marginalia" draw:name="Frame4" text:anchor-type="paragraph" svg:width="1.4in" draw:z-index="4"><draw:text-box fo:min-height="0.2in"><text:p text:style-name="P14">Heading 1 style is 16pt with <text:span text:style-name="T2">hist</text:span><text:span text:style-name="T61"> </text:span><text:span text:style-name="T65">and</text:span><text:span text:style-name="T12"> ss06</text:span>.</text:p></draw:text-box></draw:frame>Ver</text:h>
      <text:p text:style-name="P28"><draw:frame draw:style-name="fr1" draw:name="Frame5" text:anchor-type="paragraph" svg:x="0in" svg:y="0.5299in" svg:width="1.4in" draw:z-index="5"><draw:text-box fo:min-height="0.2in"><text:p text:style-name="P14">Alternate r in <text:span text:style-name="T14">rostro</text:span> made with <text:span text:style-name="T2">salt</text:span> <text:span text:style-name="T19">(Stylistic Alternates)</text:span>.</text:p></draw:text-box></draw:frame>Opto meus ueniat cuculus, carissimus ales.<text:line-break/>omnibus iste solet fieri gratissimus hospes <text:line-break/>in tectis, modulans rutilo bona carmina rost<text:span text:style-name="T56">r</text:span>o.</text:p>
      <text:h text:style-name="P38" text:outline-level="1">Hiems</text:h>
      <text:p text:style-name="P31"><draw:frame draw:style-name="Marginalia" draw:name="Frame6" text:anchor-type="paragraph" svg:width="1.4in" draw:z-index="6"><draw:text-box fo:min-height="0.2in"><text:p text:style-name="P13">Alternate capital <text:span text:style-name="T14">H</text:span> made with <text:span text:style-name="T2">salt</text:span>.</text:p></draw:text-box></draw:frame>Tum glacialis <text:span text:style-name="T91">Hiems</text:span> respondit uoce seuera:<text:line-break/>non ueniat cuculus, nigris sed dormiat antris.<text:line-break/>iste famem secum semper portare suescit. </text:p>
      <text:h text:style-name="P37" text:outline-level="1">Ver</text:h>
      <text:p text:style-name="P29"><draw:frame draw:style-name="fr1" draw:name="Frame7" text:anchor-type="paragraph" svg:x="0in" svg:y="0.1717in" svg:width="1.4in" draw:z-index="7"><draw:text-box fo:min-height="0.2in"><text:p text:style-name="P13">Alternate <text:span text:style-name="T14">n</text:span> <text:span text:style-name="T25">in </text:span><text:span text:style-name="T15">in</text:span><text:span text:style-name="T25"> </text:span>made with <text:span text:style-name="T2">salt</text:span> and <text:span text:style-name="T2">swsh</text:span>.</text:p></draw:text-box></draw:frame><draw:frame draw:style-name="fr1" draw:name="Frame8" text:anchor-type="paragraph" svg:x="0in" svg:y="0.5299in" svg:width="1.4in" draw:z-index="8"><draw:text-box fo:min-height="0.2in"><text:p text:style-name="P13">Alternate <text:span text:style-name="T14">n</text:span> of <text:span text:style-name="T14">serena</text:span> made with <text:span text:style-name="T2">salt</text:span> only. <text:span text:style-name="T18">Alternate </text:span><text:span text:style-name="T16">P</text:span><text:span text:style-name="T18"> of </text:span><text:span text:style-name="T16">Phoebus</text:span><text:span text:style-name="T18"> made with </text:span><text:span text:style-name="T3">salt</text:span><text:span text:style-name="T18">.</text:span></text:p></draw:text-box></draw:frame>Opto meus ueniat cuculus cum germine laeto,<text:line-break/>frigora depellat, <text:span text:style-name="T30">Phoebo</text:span> comes almus i<text:span text:style-name="T57">n</text:span> aeuum.<text:line-break/><text:span text:style-name="T56">P</text:span>hoebus amat cuculum crescenti luce sere<text:span text:style-name="T56">n</text:span>a. </text:p>
      <text:h text:style-name="P38" text:outline-level="1">Hiems</text:h>
      <text:p text:style-name="P31"><draw:frame draw:style-name="Marginalia" draw:name="Frame9" text:anchor-type="paragraph" svg:width="1.4in" draw:z-index="9"><draw:text-box fo:min-height="0.2in"><text:p text:style-name="P12">Insular <text:span text:style-name="T14">s</text:span> <text:span text:style-name="T19">(s) </text:span>of <text:s/><text:span text:style-name="T14">cuculus</text:span> made with <text:span text:style-name="T2">ss02</text:span> <text:span text:style-name="T25">(Insular s).</text:span></text:p></draw:text-box></draw:frame>Non ueniat <text:span text:style-name="T58">cuculus</text:span>, generat quia forte labores,<text:line-break/><text:span text:style-name="T22">pro</text:span>elia congeminat, requiem disiungit amatam,<text:line-break/>omnia disturbat; pelagi terraeque laborant. </text:p>
      <text:h text:style-name="P37" text:outline-level="1"><draw:frame draw:style-name="Marginalia" draw:name="Frame10" text:anchor-type="paragraph" svg:width="1.4in" draw:z-index="10"><draw:text-box fo:min-height="0.2in"><text:p text:style-name="P10">Note that <text:span text:style-name="T5">kern</text:span> <text:span text:style-name="T25">(K</text:span>erning<text:span text:style-name="T25">)</text:span>, <text:span text:style-name="T5">calt</text:span> <text:span text:style-name="T25">(</text:span>Contextual Alternates<text:span text:style-name="T25">)</text:span> and <text:span text:style-name="T5">liga</text:span> <text:span text:style-name="T25">(</text:span>Standard Ligatures<text:span text:style-name="T25">)</text:span> should be on at all times. In <text:span text:style-name="T2">MS Word</text:span>, enable them on the “Advanced” tab of the “Font” dialog—<text:span text:style-name="T25">preferably as part of the definition of a style</text:span>.</text:p></draw:text-box></draw:frame><text:soft-page-break/>Ver</text:h>
      <text:p text:style-name="P29">Quid tu, tarda Hiems, cuculo conuitia cantas?<text:line-break/>qui torpore graui tenebrosis tectus in antris<text:line-break/>post epulas Veneris, post stulti pocula Bacchi. </text:p>
      <text:h text:style-name="P38" text:outline-level="1">Hiems</text:h>
      <text:p text:style-name="P29">Sunt mihi diuitiae, sunt et conuiuia laeta,<text:line-break/>est requies dulcis, calidus est ignis in aede.<text:line-break/>haec cuculus nescit, sed perfidis ille laborat. </text:p>
      <text:h text:style-name="P37" text:outline-level="1">Ver</text:h>
      <text:p text:style-name="P31">Ore ferat flores cuculus, <text:span text:style-name="T20">&amp;</text:span> mella ministrat,<text:line-break/>aedificatque domus, placidas et nauigat undas,<text:line-break/>et generat soboles, laetos <text:span text:style-name="T34">e</text:span>t uestiet agros. </text:p>
      <text:h text:style-name="P38" text:outline-level="1">Hiems</text:h>
      <text:p text:style-name="P1"><draw:frame draw:style-name="fr1" draw:name="Frame11" text:anchor-type="paragraph" svg:x="0in" svg:y="0.5472in" svg:width="1.4in" draw:z-index="11"><draw:text-box fo:min-height="0.2in"><text:p text:style-name="P10">The large ampersand is actually a Discretionary Ligature <text:span text:style-name="T26">(</text:span><text:span text:style-name="T6">dlig</text:span><text:span text:style-name="T26">)</text:span> of <text:span text:style-name="T14">Et</text:span>.</text:p></draw:text-box></draw:frame><draw:frame draw:style-name="fr1" draw:name="Frame13" text:anchor-type="paragraph" svg:x="0in" svg:y="0.1472in" svg:width="1.4in" draw:z-index="14"><draw:text-box fo:min-height="0.2in"><text:p text:style-name="P11">The abbreviation for <text:span text:style-name="T14">per</text:span> (ꝑ) is Unicode A751.</text:p></draw:text-box></draw:frame><text:span text:style-name="T32">Haec inimica mihi sunt, quae tibi laeta uidentur.<text:line-break/>sed placet optatas gazas numerare ꝑ arcas<text:line-break/></text:span><text:span text:style-name="T31">E</text:span><text:span text:style-name="T30">t</text:span><text:span text:style-name="T32"> gaudere cibis simul </text:span><text:span text:style-name="T33">&amp;</text:span><text:span text:style-name="T32"> requiescere semper.</text:span> </text:p>
      <text:h text:style-name="P37" text:outline-level="1">Ver</text:h>
      <text:p text:style-name="P32"><draw:frame draw:style-name="Marginalia" draw:name="Frame12" text:anchor-type="paragraph" svg:width="1.4in" draw:z-index="12"><draw:text-box fo:min-height="0.2in"><text:p text:style-name="P9"><text:span text:style-name="T20">This v</text:span>ariant <text:span text:style-name="T20">of</text:span> <text:span text:style-name="T14">Q</text:span> appear<text:span text:style-name="T92">s automatically but</text:span> rarely. To make it disappear, turn off Contextual Alternates <text:span text:style-name="T20">(</text:span><text:span text:style-name="T4">calt</text:span><text:span text:style-name="T20">)</text:span> for the word <text:span text:style-name="T14">Quis</text:span>.</text:p></draw:text-box></draw:frame>Quis tibi, tarda Hiems, semper dormire parata,<text:line-break/>diuitias cumulat, gazas uel congregat ullas,<text:line-break/>si uer uel aestas ante tibi nulla laborant? </text:p>
      <text:h text:style-name="P39" text:outline-level="1"><draw:frame draw:style-name="Marginalia" draw:name="Frame14" text:anchor-type="paragraph" svg:width="1.4in" draw:z-index="13"><draw:text-box fo:min-height="0.2in"><text:p text:style-name="P8">Several OpenType features to which MS Word does not provide access are duplicated <text:s/><text:span text:style-name="T20">in Cissanthemos </text:span>as Stylistic Sets:</text:p><text:p text:style-name="P8"/><text:p text:style-name="P8"><text:span text:style-name="T2">ss09</text:span> = Titling Capitals</text:p><text:p text:style-name="P8"><text:span text:style-name="T2">ss1</text:span><text:span text:style-name="T12">7</text:span> = Swash</text:p><text:p text:style-name="P8"><text:span text:style-name="T2">ss16</text:span> = Historical Forms</text:p><text:p text:style-name="P8"><text:span text:style-name="T2">ss18</text:span> = Stylistic Alternates</text:p></draw:text-box></draw:frame>Hiems</text:h>
      <text:p text:style-name="P30">Vera refers: illi, quoniam mihi multa laborant,<text:line-break/>sunt etiam serui nostra ditione subacti.<text:line-break/>iam mihi seruantes domino, quaecumque laborant. </text:p>
      <text:h text:style-name="P37" text:outline-level="1">Ver</text:h>
      <text:p text:style-name="P30">Non illis dominus, sed pauper inopsque superbus.<text:line-break/>Nec te iam poteris ꝑ te tu pascere tantum <text:line-break/>ni tibi qui ueniet cuculus alimonia praestat. </text:p>
      <text:h text:style-name="P38" text:outline-level="1"><text:soft-page-break/>Palemon</text:h>
      <text:p text:style-name="P30"><draw:frame draw:style-name="fr1" draw:name="Frame15" text:anchor-type="paragraph" svg:x="0in" svg:y="0.2417in" svg:width="1.4in" draw:z-index="15"><draw:text-box fo:min-height="0.2in"><text:p text:style-name="P18">Alternate <text:span text:style-name="T14">D</text:span> of <text:span text:style-name="T14">Dafnis</text:span> made with <text:span text:style-name="T2">salt</text:span>.</text:p></draw:text-box></draw:frame><draw:frame draw:style-name="fr1" draw:name="Frame16" text:anchor-type="paragraph" svg:x="0in" svg:y="0.6445in" svg:width="1.4in" draw:z-index="16"><draw:text-box fo:min-height="0.2in"><text:p text:style-name="P18">The abbreviation for <text:span text:style-name="T14">pro</text:span> (ꝓ) is Unicode A753.</text:p></draw:text-box></draw:frame>Tunc respondit ouans sublime e sede Palemon<text:line-break/>et <text:span text:style-name="T56">D</text:span>afnis pariter, pastorum et turba piorum:<text:line-break/>‘<text:span text:style-name="T30">Desine</text:span> plura, hiems: rerum tu ꝓdigus, atrox.<text:line-break/>et ueniat cuculus, pastorum dulcis amicus,<text:line-break/>collibus in nostris erumpant germina laeta,<text:line-break/>pascua sint pecori, requies et dulcis in aruis.<text:line-break/>et uirides rami praestent umbracula fessis,<text:line-break/>uberibus plenis ueniantque ad mulctra capellae,<text:line-break/>et uolucres uaria <text:span text:style-name="T30">Phoebum</text:span> sub uoce salutent.<text:line-break/>quapropter citius cuculus nunc ecce uenito!<text:line-break/>tu iam dulcis amor, cunctis gratissimus hospes.<text:line-break/>omnia te expectant, pelagus tellusque polusque.<text:line-break/>salue, dulce decus, cuculus per saecula salue!’</text:p>
      <text:p text:style-name="P3"/>
      <text:p text:style-name="P3"/>
      <text:p text:style-name="P6"><text:span text:style-name="T84">CISSANTHEMOS</text:span> is a script font based on the hand of the early ninth-century scribe of the Royal Bible, British Library <text:span text:style-name="T23">MS</text:span> Royal 1 <text:span text:style-name="T85">E</text:span><text:span text:style-name="T23"> VI</text:span>. This magnificent but fragmentary manuscript was probably written at the abbey of St Augustine’s, Canterbury. At the dissolution of the monasteries during the reign of Henry <text:span text:style-name="T23">VIII</text:span> it came into the hands of John Lumley, First (and only) Baron Lumley, a book collector. After Lumley died childless in 1609, the book passed to the royal family. King George <text:span text:style-name="T23">II</text:span> donated it to the British Museum in 1757.</text:p>
      <text:p text:style-name="P4"/>
      <text:p text:style-name="P6">The script employed by th<text:span text:style-name="T26">e</text:span> scribe <text:span text:style-name="T26">of the Royal Bible</text:span> is “insular hybrid minuscule,” a formal hand used for important ecclesiastical books. The volume also employs a variety of capitals for several purposes—to begin sentences, for titles, and for what are now called “drop caps.” Accordingly, <text:span text:style-name="T24">Cissanthemos</text:span> has three distinct styles of capitals, selectable by OpenType features. <text:span text:style-name="T59">It is a color font whose colors can be manipulated via OpenType features and the user interface of various applications.</text:span></text:p>
      <text:p text:style-name="P6"/>
      <text:h text:style-name="P40" text:outline-level="1">Open<text:span text:style-name="T93">T</text:span>ype Feature<text:span text:style-name="T36">s</text:span></text:h>
      <text:p text:style-name="P23"><text:span text:style-name="T2">ss02</text:span> Changes s to insular s.</text:p>
      <text:p text:style-name="P20"><text:span text:style-name="T2">ss03</text:span> Adds fill and shadows to capitals in a color assigned by the font: <text:span text:style-name="T39">ABCDEFGHIJKLM NOPQRSTUVWXYZ</text:span>.</text:p>
      <text:p text:style-name="P20"><text:span text:style-name="T2">ss04</text:span> Adds fill and shadows according to an alternate color scheme: <text:span text:style-name="T45">ABCDEFGHIJKLMN OPQRSTUVWXYZ</text:span><text:span text:style-name="T41">.</text:span></text:p>
      <text:p text:style-name="P19"><text:span text:style-name="T2">ss05</text:span> Rubricated text—that is, text in red, used in medieval manuscripts for titles and <text:span text:style-name="Emphasis">incipits</text:span>.</text:p>
      <text:p text:style-name="P21"><text:span text:style-name="T2">ss06</text:span> Text is initially black but can be changed by the user via an application’s user interface.</text:p>
      <text:p text:style-name="P22"><text:span text:style-name="T2">ss0</text:span><text:span text:style-name="T8">7</text:span> Adds fill and shadows to capitals in a color assigned by the user via <text:span text:style-name="T35">an application’s user interface.</text:span></text:p>
      <text:p text:style-name="P23"><text:span text:style-name="T2">ss12</text:span> Substitutes Heavy Capitals for default capitals: <text:span text:style-name="T47">ABCDEFGHIJKLMNOPQR STUVWXYZ</text:span>. <text:span text:style-name="T46">Use these for drop caps and to begin sentences.</text:span></text:p>
      <text:p text:style-name="P24"><text:span text:style-name="T2">hist</text:span> or <text:span text:style-name="T2">ss16</text:span> <text:span text:style-name="T38">Substitutes historical for modern forms of several letters. </text:span><text:span text:style-name="T83">Apply to entire text to shift its style.</text:span></text:p>
      <text:p text:style-name="P33"><text:span text:style-name="T2">salt</text:span> or <text:span text:style-name="T2">ss18</text:span> <text:span text:style-name="T37">Substitutes alternate shapes of a number of </text:span><text:span text:style-name="T89">letters</text:span><text:span text:style-name="T37">. Note that </text:span><text:span text:style-name="T7">salt</text:span><text:span text:style-name="T37"> offers several indexed lists of substitutes, and </text:span><text:span text:style-name="T7">ss18</text:span><text:span text:style-name="T37"> does not; therefore you should use </text:span><text:span text:style-name="T7">salt</text:span><text:span text:style-name="T37"> if the application you are using supports it. </text:span><text:span text:style-name="T76">A, </text:span><text:span text:style-name="T78">A</text:span><text:span text:style-name="T76">, C, </text:span><text:span text:style-name="T78">C</text:span><text:span text:style-name="T76">, D, G, H, L, M, N, O, P, Q, S, T, Þ, a, </text:span><text:span text:style-name="T78">a</text:span><text:span text:style-name="T76">, </text:span><text:span text:style-name="T79">a</text:span><text:span text:style-name="T76">, c, n, r, z</text:span><text:span text:style-name="T82">,</text:span><text:span text:style-name="T76"> ꝑ. </text:span><text:span text:style-name="T77">W</text:span><text:span text:style-name="T42">ith </text:span><text:span text:style-name="T43">titl</text:span><text:span text:style-name="T42">:</text:span><text:span text:style-name="T76"> </text:span><text:span text:style-name="T80">A, B, C, D, E, G, </text:span><text:span text:style-name="T81">G</text:span><text:span text:style-name="T80">, <text:s/>H, </text:span><text:span text:style-name="T81">H</text:span><text:span text:style-name="T80">, M, N, O, P, R, S, U, Æ</text:span><text:span text:style-name="T44">. </text:span><text:span text:style-name="T42">With </text:span><text:span text:style-name="T43">ss12</text:span><text:span text:style-name="T42">:</text:span><text:span text:style-name="T76"> </text:span><text:span text:style-name="T82">D, B, Q</text:span><text:span text:style-name="T76">.</text:span></text:p>
      <text:p text:style-name="P24"><text:span text:style-name="T2">swsh</text:span><text:span text:style-name="T61"> </text:span><text:span text:style-name="T62">or </text:span><text:span text:style-name="T9">ss17</text:span> Substitutes swash versions of <text:span text:style-name="T74">several</text:span> characters: <text:span text:style-name="T60">a, e, t, insular </text:span><text:span text:style-name="T66">r; </text:span><text:span text:style-name="T87">with </text:span><text:span text:style-name="T13">salt</text:span><text:span text:style-name="T87">, n, r</text:span>. <text:span text:style-name="T75">a e t ꞃ </text:span><text:span text:style-name="T88">n r</text:span><text:span text:style-name="T74">. Use these in word-final position.</text:span></text:p>
      <text:p text:style-name="P25"><text:span text:style-name="T2">titl</text:span> or <text:span text:style-name="T2">ss09</text:span> Substitutes titling capitals (suitable for all-cap titles) for default capitals: <text:span text:style-name="T48">ABCDEF GHIJKLMNOPQRSTUVWXYZ</text:span>.</text:p>
      <text:p text:style-name="P26"><text:span text:style-name="T2">dlig</text:span> Produces several unusual ligatures of capitals <text:span text:style-name="T72">(mostly titling)</text:span> and capital-lowercase combinations: ÆÐ, CI, EÐ, EF, Et <text:span text:style-name="T73">(without </text:span><text:span text:style-name="T11">titl</text:span><text:span text:style-name="T73">)</text:span>, FÐ, FE, HÐ, HE, Hi <text:span text:style-name="T66">(with </text:span><text:span text:style-name="T10">hist</text:span><text:span text:style-name="T63"> </text:span><text:span text:style-name="T64">and without </text:span><text:span text:style-name="T11">titl</text:span><text:span text:style-name="T66">)</text:span>, LI, TI, TV, UO, CE, CI, DE (<text:span text:style-name="T66">with</text:span> <text:span text:style-name="T2">salt</text:span>). <text:s/><text:span text:style-name="T67">ÆÐ, CI, EÐ, EF, </text:span><text:span text:style-name="T71">Et</text:span><text:span text:style-name="T67">, FÐ, FE, HÐ, HE, </text:span><text:span text:style-name="T68">H</text:span><text:span text:style-name="T69">i</text:span><text:span text:style-name="T67">, LI, TI, TV, UO, CE, CI, </text:span><text:span text:style-name="T70">DE</text:span><text:span text:style-name="T40">.</text:span></text:p>
      <text:p text:style-name="P27"/>
      <text:p text:style-name="P27"/>
      <text:p text:style-name="P27"/>
      <text:p text:style-name="P27"/>
      <text:p text:style-name="P5"><text:span text:style-name="T49">Cissanthemos font Copyright © 2020–</text:span><text:span text:style-name="T50">2024</text:span><text:span text:style-name="T49"> by Peter S. Baker.</text:span><text:span text:style-name="T86"> </text:span><text:span text:style-name="T55">Cissanthemos</text:span><text:span text:style-name="T52"> incor</text:span><text:span text:style-name="T53">p</text:span><text:span text:style-name="T52">orates the capitals in the “</text:span><text:span text:style-name="T54">ANGLO-SAXON CAPS</text:span><text:span text:style-name="T52">” font, </text:span><text:span text:style-name="T55">Copyright © 1993 by Peter S. Baker</text:span><text:span text:style-name="T52">.</text:span><text:span text:style-name="T51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issanthemos:calt&amp;dlig&amp;hist&amp;liga&amp;titl&amp;kern" svg:font-family="Cissanthemos:calt&amp;dlig&amp;hist&amp;liga&amp;titl&amp;kern" style:font-adornments="Regular" style:font-pitch="variable"/>
    <style:font-face style:name="Cissanthemos:calt&amp;dlig&amp;hist&amp;liga&amp;titl&amp;kern&amp;ss05" svg:font-family="Cissanthemos:calt&amp;dlig&amp;hist&amp;liga&amp;titl&amp;kern&amp;ss05" style:font-pitch="variable"/>
    <style:font-face style:name="Cissanthemos:calt&amp;dlig&amp;hist&amp;liga&amp;titl&amp;kern&amp;ss06" svg:font-family="Cissanthemos:calt&amp;dlig&amp;hist&amp;liga&amp;titl&amp;kern&amp;ss06" style:font-pitch="variable"/>
    <style:font-face style:name="Cissanthemos:calt&amp;hist&amp;liga&amp;kern" svg:font-family="Cissanthemos:calt&amp;hist&amp;liga&amp;kern" style:font-adornments="Regular" style:font-pitch="variable"/>
    <style:font-face style:name="Cissanthemos:calt&amp;hist&amp;liga&amp;kern&amp;ss03" svg:font-family="Cissanthemos:calt&amp;hist&amp;liga&amp;kern&amp;ss03" style:font-pitch="variable"/>
    <style:font-face style:name="Cissanthemos:calt&amp;hist&amp;liga&amp;kern&amp;ss03&amp;salt" svg:font-family="Cissanthemos:calt&amp;hist&amp;liga&amp;kern&amp;ss03&amp;salt" style:font-pitch="variable"/>
    <style:font-face style:name="Cissanthemos:calt&amp;hist&amp;liga&amp;kern&amp;ss03&amp;ss02" svg:font-family="Cissanthemos:calt&amp;hist&amp;liga&amp;kern&amp;ss03&amp;ss02" style:font-pitch="variable"/>
    <style:font-face style:name="Cissanthemos:calt&amp;hist&amp;liga&amp;kern&amp;ss03&amp;swsh" svg:font-family="Cissanthemos:calt&amp;hist&amp;liga&amp;kern&amp;ss03&amp;swsh" style:font-pitch="variable"/>
    <style:font-face style:name="Cissanthemos:calt&amp;hist&amp;liga&amp;kern&amp;ss04" svg:font-family="Cissanthemos:calt&amp;hist&amp;liga&amp;kern&amp;ss04" style:font-pitch="variable"/>
    <style:font-face style:name="Cissanthemos:calt&amp;hist&amp;liga&amp;kern&amp;ss04&amp;salt" svg:font-family="Cissanthemos:calt&amp;hist&amp;liga&amp;kern&amp;ss04&amp;salt" style:font-pitch="variable"/>
    <style:font-face style:name="Cissanthemos:calt&amp;hist&amp;liga&amp;kern&amp;ss04&amp;salt&amp;swsh" svg:font-family="Cissanthemos:calt&amp;hist&amp;liga&amp;kern&amp;ss04&amp;salt&amp;swsh" style:font-pitch="variable"/>
    <style:font-face style:name="Cissanthemos:calt&amp;hist&amp;liga&amp;kern&amp;ss06" svg:font-family="Cissanthemos:calt&amp;hist&amp;liga&amp;kern&amp;ss06" style:font-pitch="variable"/>
    <style:font-face style:name="Cissanthemos:calt&amp;hist&amp;liga&amp;kern&amp;ss06&amp;ss06" svg:font-family="Cissanthemos:calt&amp;hist&amp;liga&amp;kern&amp;ss06&amp;ss06" style:font-pitch="variable"/>
    <style:font-face style:name="Cissanthemos:calt&amp;liga&amp;kern" svg:font-family="Cissanthemos:calt&amp;liga&amp;kern" style:font-pitch="variable"/>
    <style:font-face style:name="Cissanthemos:calt&amp;liga&amp;kern&amp;ss03" svg:font-family="Cissanthemos:calt&amp;liga&amp;kern&amp;ss03" style:font-pitch="variable"/>
    <style:font-face style:name="Cissanthemos:calt&amp;liga&amp;kern&amp;ss04" svg:font-family="Cissanthemos:calt&amp;liga&amp;kern&amp;ss04" style:font-pitch="variable"/>
    <style:font-face style:name="Cissanthemos:calt&amp;liga&amp;kern&amp;ss06" svg:font-family="Cissanthemos:calt&amp;liga&amp;kern&amp;ss06" style:font-pitch="variable"/>
    <style:font-face style:name="Cissanthemos:calt&amp;liga&amp;kern&amp;titl" svg:font-family="Cissanthemos:calt&amp;liga&amp;kern&amp;titl" style:font-pitch="variable"/>
    <style:font-face style:name="Cissanthemos:calt&amp;liga&amp;kern&amp;titl&amp;salt" svg:font-family="Cissanthemos:calt&amp;liga&amp;kern&amp;titl&amp;salt" style:font-pitch="variable"/>
    <style:font-face style:name="Cissanthemos:calt&amp;liga&amp;kern&amp;titl&amp;ss05" svg:font-family="Cissanthemos:calt&amp;liga&amp;kern&amp;titl&amp;ss05" style:font-pitch="variable"/>
    <style:font-face style:name="Cissanthemos:dlig" svg:font-family="Cissanthemos:dlig" style:font-pitch="variable"/>
    <style:font-face style:name="Cissanthemos:dlig&amp;hist&amp;ss12" svg:font-family="Cissanthemos:dlig&amp;hist&amp;ss12" style:font-pitch="variable"/>
    <style:font-face style:name="Cissanthemos:dlig&amp;titl" svg:font-family="Cissanthemos:dlig&amp;titl" style:font-pitch="variable"/>
    <style:font-face style:name="Cissanthemos:dlig&amp;titl&amp;salt" svg:font-family="Cissanthemos:dlig&amp;titl&amp;salt" style:font-pitch="variable"/>
    <style:font-face style:name="Cissanthemos:salt" svg:font-family="Cissanthemos:salt" style:font-pitch="variable"/>
    <style:font-face style:name="Cissanthemos:salt&amp;ss12" svg:font-family="Cissanthemos:salt&amp;ss12" style:font-pitch="variable"/>
    <style:font-face style:name="Cissanthemos:salt&amp;titl" svg:font-family="Cissanthemos:salt&amp;titl" style:font-pitch="variable"/>
    <style:font-face style:name="Cissanthemos:salt=2" svg:font-family="Cissanthemos:salt=2" style:font-pitch="variable"/>
    <style:font-face style:name="Cissanthemos:salt=2&amp;titl" svg:font-family="Cissanthemos:salt=2&amp;titl" style:font-pitch="variable"/>
    <style:font-face style:name="Cissanthemos:salt=3" svg:font-family="Cissanthemos:salt=3" style:font-pitch="variable"/>
    <style:font-face style:name="Cissanthemos:ss03" svg:font-family="Cissanthemos:ss03" style:font-pitch="variable"/>
    <style:font-face style:name="Cissanthemos:ss04" svg:font-family="Cissanthemos:ss04" style:font-pitch="variable"/>
    <style:font-face style:name="Cissanthemos:ss12&amp;ss04" svg:font-family="Cissanthemos:ss12&amp;ss04" style:font-pitch="variable"/>
    <style:font-face style:name="Cissanthemos:ss12&amp;ss05" svg:font-family="Cissanthemos:ss12&amp;ss05" style:font-pitch="variable"/>
    <style:font-face style:name="Cissanthemos:swsh" svg:font-family="Cissanthemos:swsh" style:font-pitch="variable"/>
    <style:font-face style:name="Cissanthemos:swsh&amp;salt" svg:font-family="Cissanthemos:swsh&amp;salt" style:font-pitch="variable"/>
    <style:font-face style:name="Cissanthemos:titl" svg:font-family="Cissanthemos:titl" style:font-pitch="variable"/>
    <style:font-face style:name="Cissanthemos:titl1" svg:font-family="Cissanthemos:titl" style:font-adornments="Regular" style:font-pitch="variable"/>
    <style:font-face style:name="ElstobD" svg:font-family="ElstobD" style:font-pitch="variable"/>
    <style:font-face style:name="ElstobZ" svg:font-family="ElstobZ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0.25in"/>
      <style:text-properties style:font-name="Cissanthemos:calt&amp;hist&amp;liga&amp;kern" fo:font-family="Cissanthemos:calt&amp;hist&amp;liga&amp;kern" style:font-style-name="Regular" style:font-pitch="variable" fo:font-weight="600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.7in" fo:margin-right="0in" fo:margin-top="0in" fo:margin-bottom="0in" style:contextual-spacing="false" fo:line-height="0.25in" fo:text-indent="0in" style:auto-text-indent="false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1.7in" fo:margin-right="0in" fo:margin-top="0.1665in" fo:margin-bottom="0.0835in" style:contextual-spacing="false" fo:text-indent="0in" style:auto-text-indent="false"/>
      <style:text-properties fo:color="#8d281e" loext:opacity="100%" style:font-name="Cissanthemos:calt&amp;hist&amp;liga&amp;kern" fo:font-family="Cissanthemos:calt&amp;hist&amp;liga&amp;kern" style:font-style-name="Regular" style:font-pitch="variable" fo:font-size="16pt" fo:font-style="normal" fo:font-weight="600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margin-left="1.7in" fo:margin-right="0in" fo:text-align="start" style:justify-single-word="false" fo:text-indent="0in" style:auto-text-indent="false"/>
      <style:text-properties fo:color="#472702" loext:opacity="100%" style:font-name="Cissanthemos:calt&amp;dlig&amp;hist&amp;liga&amp;titl&amp;kern" fo:font-family="Cissanthemos:calt&amp;dlig&amp;hist&amp;liga&amp;titl&amp;kern" style:font-style-name="Regular" style:font-pitch="variable" fo:font-size="18pt" fo:font-weight="600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>
      <style:paragraph-properties fo:line-height="0.15in"/>
      <style:text-properties style:font-name="ElstobZ" fo:font-family="ElstobZ" style:font-style-name="Regular" style:font-pitch="variable" fo:font-size="8pt" fo:font-weight="normal"/>
    </style:style>
    <style:style style:name="Body_20_Text_20_Elstob" style:display-name="Body Text Elstob" style:family="paragraph" style:parent-style-name="Text_20_body">
      <style:paragraph-properties fo:margin-left="0.5in" fo:text-indent="-0.5in" style:auto-text-indent="false">
        <style:tab-stops/>
      </style:paragraph-properties>
      <style:text-properties style:font-name="ElstobD" fo:font-family="ElstobD" style:font-pitch="variable" fo:font-weight="norm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rop" style:family="text">
      <style:text-properties fo:color="#3465a4" loext:opacity="100%" style:font-name="Cissanthemos:ss12&amp;ss04" fo:font-family="Cissanthemos:ss12&amp;ss04" style:font-pitch="variable" fo:font-weight="600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Marginalia" style:family="graphic">
      <style:graphic-properties svg:width="1.4in" fo:min-height="0.2in" text:anchor-type="paragraph" svg:x="0in" svg:y="0in" style:wrap="parallel" style:number-wrapped-paragraphs="no-limit" style:wrap-contour="false" style:vertical-pos="top" style:vertical-rel="paragraph-content" style:horizontal-pos="left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3-31T07:54:10.681278950</meta:creation-date>
    <dc:date>2024-07-30T14:43:29.223250587</dc:date>
    <meta:editing-duration>PT8H18M41S</meta:editing-duration>
    <meta:editing-cycles>55</meta:editing-cycles>
    <meta:generator>LibreOffice/24.2.3.2$MacOSX_X86_64 LibreOffice_project/433d9c2ded56988e8a90e6b2e771ee4e6a5ab2ba</meta:generator>
    <meta:print-date>2024-07-28T18:49:45.921279216</meta:print-date>
    <meta:printed-by>PDF files</meta:printed-by>
    <meta:document-statistic meta:table-count="0" meta:image-count="0" meta:object-count="0" meta:page-count="4" meta:paragraph-count="64" meta:word-count="1113" meta:character-count="6837" meta:non-whitespace-character-count="5772"/>
  </office:meta>
</office:document-meta>
</file>